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teralTerm.se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iteralTerm.getExpression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Term.read( NetUIVariableResolver v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Term.LiteralTerm( String 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teralTerm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